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pitch="variable"/>
    <style:font-face style:name="Opun" svg:font-family="Opun" style:font-pitch="variable"/>
    <style:font-face style:name="Opun2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3" svg:font-family="Opun" style:font-family-generic="roman" style:font-pitch="variable"/>
    <style:font-face style:name="Opun1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5" svg:font-family="Opun" style:font-family-generic="system" style:font-pitch="variable"/>
    <style:font-face style:name="Opun4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4cm" fo:min-width="2.173cm"/>
      <style:paragraph-properties style:writing-mode="lr-tb"/>
    </style:style>
    <style:style style:name="gr2" style:family="graphic" style:parent-style-name="objectwithoutfill">
      <style:graphic-properties draw:marker-end="Arrowheads_20_4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04cm" fo:min-width="2.172cm"/>
      <style:paragraph-properties style:writing-mode="lr-tb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objectwithoutfill">
      <style:graphic-properties draw:marker-end="Arrowheads_20_9" draw:marker-end-width="0.3cm" draw:fill="none" draw:textarea-vertical-align="middle"/>
    </style:style>
    <style:style style:name="gr9" style:family="graphic" style:parent-style-name="objectwithoutfill">
      <style:graphic-properties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03cm" fo:min-width="0.612cm"/>
      <style:paragraph-properties style:writing-mode="lr-tb"/>
    </style:style>
    <style:style style:name="gr15" style:family="graphic" style:parent-style-name="objectwithoutfill">
      <style:graphic-properties draw:marker-end="Arrowheads_20_20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702cm" fo:min-width="1.40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02cm" fo:min-width="1.723cm"/>
      <style:paragraph-properties style:writing-mode="lr-tb"/>
    </style:style>
    <style:style style:name="gr18" style:family="graphic" style:parent-style-name="objectwithoutfill">
      <style:graphic-properties draw:marker-end="Arrowheads_20_21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703cm" fo:min-width="1.723cm"/>
      <style:paragraph-properties style:writing-mode="lr-tb"/>
    </style:style>
    <style:style style:name="gr20" style:family="graphic" style:parent-style-name="objectwithoutfill">
      <style:graphic-properties draw:marker-end="Arrowheads_20_22" draw:marker-end-width="0.3cm" draw:fill="none" draw:textarea-vertical-align="middle"/>
    </style:style>
    <style:style style:name="gr21" style:family="graphic" style:parent-style-name="objectwithoutfill">
      <style:graphic-properties draw:marker-end="Arrowheads_20_23" draw:marker-end-width="0.3cm" draw:fill="none" draw:textarea-vertical-align="middle"/>
    </style:style>
    <style:style style:name="gr22" style:family="graphic" style:parent-style-name="objectwithoutfill">
      <style:graphic-properties draw:marker-end="Arrowheads_20_24" draw:marker-end-width="0.3cm" draw:fill="none" draw:textarea-vertical-align="middle"/>
    </style:style>
    <style:style style:name="gr23" style:family="graphic" style:parent-style-name="objectwithoutfill">
      <style:graphic-properties draw:marker-end="Arrowheads_20_25" draw:marker-end-width="0.3cm" draw:fill="none" draw:textarea-vertical-align="middle"/>
    </style:style>
    <style:style style:name="gr24" style:family="graphic" style:parent-style-name="objectwithoutfill">
      <style:graphic-properties draw:marker-end="Arrowheads_20_28" draw:marker-end-width="0.3cm" draw:fill="none" draw:textarea-vertical-align="middle"/>
    </style:style>
    <style:style style:name="gr25" style:family="graphic" style:parent-style-name="objectwithoutfill">
      <style:graphic-properties draw:marker-end="Arrowheads_20_29" draw:marker-end-width="0.3cm" draw:fill="none" draw:textarea-vertical-align="middle"/>
    </style:style>
    <style:style style:name="gr26" style:family="graphic" style:parent-style-name="objectwithoutfill">
      <style:graphic-properties draw:marker-end="Arrowheads_20_30" draw:marker-end-width="0.3cm" draw:fill="none" draw:textarea-vertical-align="middle"/>
    </style:style>
    <style:style style:name="gr27" style:family="graphic" style:parent-style-name="objectwithoutfill">
      <style:graphic-properties draw:marker-end="Arrowheads_20_31" draw:marker-end-width="0.3cm" draw:fill="none" draw:textarea-vertical-align="middle"/>
    </style:style>
    <style:style style:name="gr28" style:family="graphic" style:parent-style-name="objectwithoutfill">
      <style:graphic-properties draw:marker-end="Arrowheads_20_32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506cm" fo:min-width="0.771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8cm" fo:min-width="2.66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8cm" fo:min-width="2.66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8cm" fo:min-width="2.6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385cm" fo:min-width="2.357cm"/>
      <style:paragraph-properties style:writing-mode="lr-tb"/>
    </style:style>
    <style:style style:name="gr34" style:family="graphic" style:parent-style-name="objectwithoutfill">
      <style:graphic-properties draw:marker-end="Arrowheads_20_33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862cm" fo:min-width="0.612cm"/>
      <style:paragraph-properties style:writing-mode="lr-tb"/>
    </style:style>
    <style:style style:name="gr36" style:family="graphic" style:parent-style-name="objectwithoutfill">
      <style:graphic-properties draw:marker-end="Arrowheads_20_34" draw:marker-end-width="0.3cm" draw:fill="none" draw:textarea-vertical-align="middle"/>
    </style:style>
    <style:style style:name="gr37" style:family="graphic" style:parent-style-name="objectwithoutfill">
      <style:graphic-properties draw:marker-end="Arrowheads_20_35" draw:marker-end-width="0.3cm" draw:fill="none" draw:textarea-vertical-align="middle"/>
    </style:style>
    <style:style style:name="gr38" style:family="graphic" style:parent-style-name="objectwithoutfill">
      <style:graphic-properties draw:marker-end="Arrowheads_20_37" draw:marker-end-width="0.3cm" draw:fill="none" draw:textarea-vertical-align="middle"/>
    </style:style>
    <style:style style:name="gr39" style:family="graphic" style:parent-style-name="objectwithoutfill">
      <style:graphic-properties draw:marker-end="Arrowheads_20_38" draw:marker-end-width="0.3cm" draw:fill="none" draw:textarea-vertical-align="middle"/>
    </style:style>
    <style:style style:name="gr40" style:family="graphic" style:parent-style-name="objectwithoutfill">
      <style:graphic-properties draw:marker-end="Arrowheads_20_39" draw:marker-end-width="0.3cm" draw:fill="none" draw:textarea-vertical-align="middle"/>
    </style:style>
    <style:style style:name="gr41" style:family="graphic" style:parent-style-name="objectwithoutfill">
      <style:graphic-properties draw:marker-end="Arrowheads_20_40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0.207cm" fo:min-width="1.787cm"/>
      <style:paragraph-properties style:writing-mode="lr-tb"/>
    </style:style>
    <style:style style:name="gr43" style:family="graphic" style:parent-style-name="objectwithoutfill">
      <style:graphic-properties draw:marker-end="Arrowheads_20_41" draw:marker-end-width="0.3cm" draw:fill="none" draw:textarea-vertical-align="middle"/>
    </style:style>
    <style:style style:name="gr44" style:family="graphic" style:parent-style-name="objectwithoutfill">
      <style:graphic-properties draw:marker-end="Arrowheads_20_42" draw:marker-end-width="0.3cm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021cm" fo:min-width="3.143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gr47" style:family="graphic" style:parent-style-name="objectwithoutfill">
      <style:graphic-properties draw:marker-end="Arrowheads_20_43" draw:marker-end-width="0.3cm" draw:fill="none" draw:textarea-vertical-align="middle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0.385cm" fo:min-width="2.357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18cm" fo:min-width="0.93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52" style:family="graphic" style:parent-style-name="objectwithoutfill">
      <style:graphic-properties draw:marker-end="Arrowheads_20_44" draw:marker-end-width="0.3cm" draw:fill="none" draw:textarea-vertical-align="middle"/>
    </style:style>
    <style:style style:name="gr53" style:family="graphic" style:parent-style-name="objectwithoutfill">
      <style:graphic-properties draw:marker-end="Arrowheads_20_45" draw:marker-end-width="0.3cm" draw:fill="none" draw:textarea-vertical-align="middle"/>
    </style:style>
    <style:style style:name="gr54" style:family="graphic" style:parent-style-name="objectwithoutfill">
      <style:graphic-properties draw:marker-end="Arrowheads_20_46" draw:marker-end-width="0.3cm" draw:fill="none" draw:textarea-vertical-align="middle"/>
    </style:style>
    <style:style style:name="gr55" style:family="graphic" style:parent-style-name="standard" style:list-style-name="L1">
      <style:graphic-properties draw:textarea-horizontal-align="justify" draw:textarea-vertical-align="middle" draw:auto-grow-height="false" fo:min-height="0.385cm" fo:min-width="2.357cm"/>
      <style:paragraph-properties style:writing-mode="lr-tb"/>
    </style:style>
    <style:style style:name="gr56" style:family="graphic" style:parent-style-name="objectwithoutfill">
      <style:graphic-properties draw:marker-end="Arrowheads_20_47" draw:marker-end-width="0.3cm" draw:fill="none" draw:textarea-vertical-align="middle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gr58" style:family="graphic" style:parent-style-name="objectwithoutfill">
      <style:graphic-properties draw:marker-end="Arrowheads_20_48" draw:marker-end-width="0.3cm" draw:fill="none" draw:textarea-vertical-align="middle"/>
    </style:style>
    <style:style style:name="gr59" style:family="graphic" style:parent-style-name="objectwithoutfill">
      <style:graphic-properties draw:marker-end="Arrowheads_20_49" draw:marker-end-width="0.3cm" draw:fill="none" draw:textarea-vertical-align="middle"/>
    </style:style>
    <style:style style:name="gr60" style:family="graphic" style:parent-style-name="standard" style:list-style-name="L1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385cm" fo:min-width="5.532cm"/>
      <style:paragraph-properties style:writing-mode="lr-tb"/>
    </style:style>
    <style:style style:name="gr62" style:family="graphic" style:parent-style-name="objectwithoutfill">
      <style:graphic-properties draw:marker-end="Arrowheads_20_50" draw:marker-end-width="0.3cm" draw:fill="none" draw:textarea-vertical-align="middle"/>
    </style:style>
    <style:style style:name="gr63" style:family="graphic" style:parent-style-name="objectwithoutfill">
      <style:graphic-properties draw:marker-end="Arrowheads_20_51" draw:marker-end-width="0.3cm" draw:fill="none" draw:textarea-vertical-align="middle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gr65" style:family="graphic" style:parent-style-name="objectwithoutfill">
      <style:graphic-properties draw:marker-end="Arrowheads_20_52" draw:marker-end-width="0.3cm" draw:fill="none" draw:textarea-vertical-align="middle"/>
    </style:style>
    <style:style style:name="gr66" style:family="graphic" style:parent-style-name="objectwithoutfill">
      <style:graphic-properties draw:marker-end="Arrowheads_20_53" draw:marker-end-width="0.3cm" draw:fill="none" draw:textarea-vertical-align="middle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704cm" fo:min-width="1.796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506cm" fo:min-width="1.089cm"/>
      <style:paragraph-properties style:writing-mode="lr-tb"/>
    </style:style>
    <style:style style:name="gr70" style:family="graphic" style:parent-style-name="objectwithoutfill">
      <style:graphic-properties draw:marker-end="Arrowheads_20_54" draw:marker-end-width="0.3cm" draw:fill="none" draw:textarea-vertical-align="middle"/>
    </style:style>
    <style:style style:name="gr71" style:family="graphic" style:parent-style-name="objectwithoutfill">
      <style:graphic-properties draw:marker-end="Arrowheads_20_55" draw:marker-end-width="0.3cm" draw:fill="none" draw:textarea-vertical-align="middle"/>
    </style:style>
    <style:style style:name="gr72" style:family="graphic" style:parent-style-name="objectwithoutfill">
      <style:graphic-properties draw:marker-end="Arrowheads_20_56" draw:marker-end-width="0.3cm" draw:fill="none" draw:textarea-vertical-align="middle"/>
    </style:style>
    <style:style style:name="gr73" style:family="graphic" style:parent-style-name="objectwithoutfill">
      <style:graphic-properties draw:marker-end="Arrowheads_20_57" draw:marker-end-width="0.3cm" draw:fill="none" draw:textarea-vertical-align="middle"/>
    </style:style>
    <style:style style:name="gr74" style:family="graphic" style:parent-style-name="standard" style:list-style-name="L1">
      <style:graphic-properties draw:textarea-horizontal-align="justify" draw:textarea-vertical-align="middle" draw:auto-grow-height="false" fo:min-height="0.423cm" fo:min-width="2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493cm" svg:height="0.953cm" svg:x="1.635cm" svg:y="2.905cm">
          <text:p text:style-name="P1">Rea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draw:type="line" svg:x1="3.381cm" svg:y1="2.27cm" svg:x2="3.381cm" svg:y2="2.905cm" draw:start-shape="id1" draw:start-glue-point="6" draw:end-shape="id2" draw:end-glue-point="0" svg:d="M3381 2270v635" svg:viewBox="0 0 1 636">
          <text:p/>
        </draw:connector>
        <draw:custom-shape draw:style-name="gr1" draw:text-style-name="P1" xml:id="id3" draw:id="id3" draw:layer="layout" svg:width="3.493cm" svg:height="0.953cm" svg:x="1.635cm" svg:y="4.493cm">
          <text:p text:style-name="P1">discountR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draw:type="line" svg:x1="3.381cm" svg:y1="3.858cm" svg:x2="3.381cm" svg:y2="4.493cm" draw:start-shape="id2" draw:start-glue-point="2" draw:end-shape="id3" draw:end-glue-point="0" svg:d="M3381 3858v635" svg:viewBox="0 0 1 636">
          <text:p/>
        </draw:connector>
        <draw:custom-shape draw:style-name="gr3" draw:text-style-name="P1" xml:id="id4" draw:id="id4" draw:layer="layout" svg:width="3.492cm" svg:height="0.953cm" svg:x="1.635cm" svg:y="6.08cm">
          <text:p text:style-name="P1">isMemb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xml:id="id5" draw:id="id5" draw:layer="layout" svg:width="3.492cm" svg:height="0.953cm" svg:x="1.635cm" svg:y="7.668cm">
          <text:p text:style-name="P1">Calcul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xml:id="id6" draw:id="id6" draw:layer="layout" svg:width="3.492cm" svg:height="0.953cm" svg:x="1.635cm" svg:y="9.256cm">
          <text:p text:style-name="P1">Pri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2" draw:layer="layout" draw:type="line" svg:x1="3.381cm" svg:y1="5.446cm" svg:x2="3.381cm" svg:y2="6.08cm" draw:start-shape="id3" draw:start-glue-point="2" draw:end-shape="id4" draw:end-glue-point="0" svg:d="M3381 5446v634" svg:viewBox="0 0 1 635">
          <text:p/>
        </draw:connector>
        <draw:connector draw:style-name="gr5" draw:text-style-name="P2" draw:layer="layout" draw:type="line" svg:x1="3.381cm" svg:y1="7.033cm" svg:x2="3.381cm" svg:y2="7.668cm" draw:start-shape="id4" draw:start-glue-point="2" draw:end-shape="id5" draw:end-glue-point="0" svg:d="M3381 7033v635" svg:viewBox="0 0 1 636">
          <text:p/>
        </draw:connector>
        <draw:connector draw:style-name="gr6" draw:text-style-name="P2" draw:layer="layout" draw:type="line" svg:x1="3.381cm" svg:y1="8.621cm" svg:x2="3.381cm" svg:y2="9.256cm" draw:start-shape="id5" draw:start-glue-point="2" draw:end-shape="id6" draw:end-glue-point="0" svg:d="M3381 8621v635" svg:viewBox="0 0 1 636">
          <text:p/>
        </draw:connector>
        <draw:connector draw:style-name="gr7" draw:text-style-name="P2" draw:layer="layout" draw:type="line" svg:x1="3.381cm" svg:y1="10.209cm" svg:x2="3.381cm" svg:y2="10.842cm" draw:start-shape="id6" draw:start-glue-point="2" draw:end-shape="id7" draw:end-glue-point="4" svg:d="M3381 10209v633" svg:viewBox="0 0 1 634">
          <text:p/>
        </draw:connector>
        <draw:connector draw:style-name="gr8" draw:text-style-name="P2" draw:layer="layout" draw:type="line" svg:x1="14.811cm" svg:y1="2.27cm" svg:x2="14.811cm" svg:y2="2.905cm" draw:start-shape="id8" draw:start-glue-point="6" draw:end-shape="id9" draw:end-glue-point="5" svg:d="M14811 2270v635" svg:viewBox="0 0 1 636">
          <text:p/>
        </draw:connector>
        <draw:connector draw:style-name="gr9" draw:text-style-name="P2" draw:layer="layout" draw:type="line" svg:x1="14.811cm" svg:y1="3.857cm" svg:x2="14.811cm" svg:y2="4.492cm" draw:start-shape="id9" draw:start-glue-point="8" svg:d="M14811 3857v635" svg:viewBox="0 0 1 636">
          <text:p/>
        </draw:connector>
        <draw:connector draw:style-name="gr10" draw:text-style-name="P2" draw:layer="layout" draw:type="line" svg:x1="14.811cm" svg:y1="5.445cm" svg:x2="14.811cm" svg:y2="6.08cm" draw:start-shape="id10" draw:start-glue-point="8" draw:end-shape="id11" draw:end-glue-point="5" svg:d="M14811 5445v635" svg:viewBox="0 0 1 636">
          <text:p/>
        </draw:connector>
        <draw:connector draw:style-name="gr11" draw:text-style-name="P2" draw:layer="layout" draw:type="line" svg:x1="14.811cm" svg:y1="7.032cm" svg:x2="14.811cm" svg:y2="7.667cm" draw:start-shape="id11" draw:end-shape="id12" draw:end-glue-point="4" svg:d="M14811 7032v635" svg:viewBox="0 0 1 636">
          <text:p/>
        </draw:connector>
        <draw:custom-shape draw:style-name="gr12" draw:text-style-name="P1" xml:id="id7" draw:id="id7" draw:layer="layout" svg:width="3.492cm" svg:height="0.953cm" svg:x="1.635cm" svg:y="10.842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" xml:id="id1" draw:id="id1" draw:layer="layout" svg:width="3.492cm" svg:height="0.953cm" svg:x="1.635cm" svg:y="1.317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" xml:id="id12" draw:id="id12" draw:layer="layout" svg:width="3.492cm" svg:height="0.953cm" svg:x="13.065cm" svg:y="7.667cm">
          <text:p text:style-name="P1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" xml:id="id8" draw:id="id8" draw:layer="layout" svg:width="3.492cm" svg:height="0.953cm" svg:x="13.065cm" svg:y="1.317cm">
          <text:p text:style-name="P1">Rea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" xml:id="id13" draw:id="id13" draw:layer="layout" svg:width="3.492cm" svg:height="0.953cm" svg:x="7.985cm" svg:y="10.841cm">
          <text:p text:style-name="P1">discountRate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3" draw:text-style-name="P2" draw:layer="layout" draw:type="line" svg:x1="9.731cm" svg:y1="11.794cm" svg:x2="9.731cm" svg:y2="12.429cm" draw:start-shape="id13" draw:start-glue-point="6" draw:end-shape="id14" draw:end-glue-point="4" svg:d="M9731 11794v635" svg:viewBox="0 0 1 636">
          <text:p/>
        </draw:connector>
        <draw:custom-shape draw:style-name="gr14" draw:text-style-name="P1" xml:id="id14" draw:id="id14" draw:layer="layout" svg:width="2.222cm" svg:height="1.905cm" svg:x="8.62cm" svg:y="12.429cm">
          <text:p text:style-name="P1">Price &lt;= 1000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15" draw:text-style-name="P2" draw:layer="layout" svg:x1="8.62cm" svg:y1="13.382cm" svg:x2="7.667cm" svg:y2="14.334cm" draw:start-shape="id14" draw:start-glue-point="5" draw:end-shape="id15" draw:end-glue-point="0" svg:d="M8620 13382h-953v952" svg:viewBox="0 0 954 953">
          <text:p/>
        </draw:connector>
        <draw:connector draw:style-name="gr15" draw:text-style-name="P2" draw:layer="layout" svg:x1="10.842cm" svg:y1="13.382cm" svg:x2="11.636cm" svg:y2="14.334cm" draw:start-shape="id14" draw:start-glue-point="7" draw:end-shape="id16" draw:end-glue-point="4" svg:d="M10842 13382h794v952" svg:viewBox="0 0 795 953">
          <text:p/>
        </draw:connector>
        <draw:custom-shape draw:style-name="gr16" draw:text-style-name="P1" xml:id="id15" draw:id="id15" draw:layer="layout" svg:width="1.904cm" svg:height="0.952cm" svg:x="6.715cm" svg:y="14.334cm">
          <text:p text:style-name="P1">discount =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6" draw:id="id16" draw:layer="layout" svg:width="2.222cm" svg:height="1.905cm" svg:x="10.525cm" svg:y="14.334cm">
          <text:p text:style-name="P1">Price &lt;= 5000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15" draw:text-style-name="P2" draw:layer="layout" svg:x1="12.747cm" svg:y1="15.287cm" svg:x2="13.858cm" svg:y2="16.239cm" draw:start-shape="id16" draw:start-glue-point="7" draw:end-shape="id17" draw:end-glue-point="4" svg:d="M12747 15287h1111v952" svg:viewBox="0 0 1112 953">
          <text:p/>
        </draw:connector>
        <draw:custom-shape draw:style-name="gr14" draw:text-style-name="P1" xml:id="id17" draw:id="id17" draw:layer="layout" svg:width="2.222cm" svg:height="1.905cm" svg:x="12.747cm" svg:y="16.239cm">
          <text:p text:style-name="P1">Price &lt;= 10000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7" draw:text-style-name="P1" xml:id="id18" draw:id="id18" draw:layer="layout" svg:width="2.223cm" svg:height="0.952cm" svg:x="8.619cm" svg:y="16.239cm">
          <text:p text:style-name="P1">Discount = 0.04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10.525cm" svg:y1="15.287cm" svg:x2="9.73cm" svg:y2="16.239cm" draw:start-shape="id16" draw:start-glue-point="5" draw:end-shape="id18" draw:end-glue-point="0" svg:d="M10525 15287h-795v952" svg:viewBox="0 0 796 953">
          <text:p/>
        </draw:connector>
        <draw:custom-shape draw:style-name="gr19" draw:text-style-name="P1" xml:id="id19" draw:id="id19" draw:layer="layout" svg:width="2.223cm" svg:height="0.953cm" svg:x="10.525cm" svg:y="18.144cm">
          <text:p text:style-name="P1">Discount = 0.07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2.747cm" svg:y1="17.192cm" svg:x2="11.636cm" svg:y2="18.144cm" draw:start-shape="id17" draw:start-glue-point="5" draw:end-shape="id19" draw:end-glue-point="0" svg:d="M12747 17192h-1111v952" svg:viewBox="0 0 1112 953">
          <text:p/>
        </draw:connector>
        <draw:custom-shape draw:style-name="gr14" draw:text-style-name="P1" xml:id="id20" draw:id="id20" draw:layer="layout" svg:width="2.222cm" svg:height="1.905cm" svg:x="14.97cm" svg:y="17.826cm">
          <text:p text:style-name="P1">Price &lt;= 20000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1" draw:text-style-name="P2" draw:layer="layout" svg:x1="14.969cm" svg:y1="17.192cm" svg:x2="16.081cm" svg:y2="17.826cm" draw:start-shape="id17" draw:start-glue-point="7" draw:end-shape="id20" draw:end-glue-point="4" svg:d="M14969 17192h1112v634" svg:viewBox="0 0 1113 635">
          <text:p/>
        </draw:connector>
        <draw:connector draw:style-name="gr22" draw:text-style-name="P2" draw:layer="layout" svg:x1="14.97cm" svg:y1="18.779cm" svg:x2="14.176cm" svg:y2="19.731cm" draw:start-shape="id20" draw:start-glue-point="5" draw:end-shape="id21" draw:end-glue-point="0" svg:d="M14970 18779h-794v952" svg:viewBox="0 0 795 953">
          <text:p/>
        </draw:connector>
        <draw:custom-shape draw:style-name="gr19" draw:text-style-name="P1" xml:id="id21" draw:id="id21" draw:layer="layout" svg:width="2.223cm" svg:height="0.953cm" svg:x="13.065cm" svg:y="19.731cm">
          <text:p text:style-name="P1">Discount = 0.10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7.192cm" svg:y1="18.779cm" svg:x2="17.986cm" svg:y2="19.731cm" draw:start-shape="id20" draw:start-glue-point="7" draw:end-shape="id22" draw:end-glue-point="0" svg:d="M17192 18779h794v952" svg:viewBox="0 0 795 953">
          <text:p/>
        </draw:connector>
        <draw:custom-shape draw:style-name="gr19" draw:text-style-name="P1" xml:id="id22" draw:id="id22" draw:layer="layout" svg:width="2.223cm" svg:height="0.953cm" svg:x="16.875cm" svg:y="19.731cm">
          <text:p text:style-name="P1">Discount = 0.12</text:p>
          <draw:enhanced-geometry svg:viewBox="0 0 21600 21600" draw:type="rectangle" draw:enhanced-path="M 0 0 L 21600 0 21600 21600 0 21600 0 0 Z N"/>
        </draw:custom-shape>
        <draw:custom-shape draw:style-name="gr12" draw:text-style-name="P1" xml:id="id23" draw:id="id23" draw:layer="layout" svg:width="3.492cm" svg:height="0.953cm" svg:x="7.985cm" svg:y="23.224cm">
          <text:p text:style-name="P1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4" draw:text-style-name="P2" draw:layer="layout" draw:line-skew="3.334cm" svg:x1="7.667cm" svg:y1="15.286cm" svg:x2="9.731cm" svg:y2="23.224cm" draw:start-shape="id15" draw:start-glue-point="2" draw:end-shape="id23" draw:end-glue-point="4" svg:d="M7667 15286v7303h2064v635" svg:viewBox="0 0 2065 7939">
          <text:p/>
        </draw:connector>
        <draw:connector draw:style-name="gr25" draw:text-style-name="P2" draw:layer="layout" svg:x1="9.73cm" svg:y1="17.191cm" svg:x2="9.731cm" svg:y2="23.224cm" draw:start-shape="id18" draw:start-glue-point="2" draw:end-shape="id23" draw:end-glue-point="4" svg:d="M9730 17191v3016h1v3017" svg:viewBox="0 0 2 6034">
          <text:p/>
        </draw:connector>
        <draw:connector draw:style-name="gr26" draw:text-style-name="P2" draw:layer="layout" draw:line-skew="1.429cm" svg:x1="11.636cm" svg:y1="19.097cm" svg:x2="9.731cm" svg:y2="23.224cm" draw:start-shape="id19" draw:start-glue-point="2" draw:end-shape="id23" draw:end-glue-point="4" svg:d="M11636 19097v3492h-1905v635" svg:viewBox="0 0 1906 4128">
          <text:p/>
        </draw:connector>
        <draw:connector draw:style-name="gr27" draw:text-style-name="P2" draw:layer="layout" draw:line-skew="0.636cm" svg:x1="14.176cm" svg:y1="20.684cm" svg:x2="9.731cm" svg:y2="23.224cm" draw:start-shape="id21" draw:start-glue-point="2" draw:end-shape="id23" draw:end-glue-point="4" svg:d="M14176 20684v1905h-4445v635" svg:viewBox="0 0 4446 2541">
          <text:p/>
        </draw:connector>
        <draw:connector draw:style-name="gr28" draw:text-style-name="P2" draw:layer="layout" draw:line-skew="0.636cm" svg:x1="17.986cm" svg:y1="20.684cm" svg:x2="9.731cm" svg:y2="23.224cm" draw:start-shape="id22" draw:start-glue-point="2" draw:end-shape="id23" draw:end-glue-point="4" svg:d="M17986 20684v1905h-8255v635" svg:viewBox="0 0 8256 2541">
          <text:p/>
        </draw:connector>
        <draw:custom-shape draw:style-name="gr29" draw:text-style-name="P3" draw:layer="layout" svg:width="1.27cm" svg:height="0.952cm" svg:x="9.572cm" svg:y="25.765cm">
          <text:p text:style-name="P1"><text:span text:style-name="T1">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0" draw:text-style-name="P4" xml:id="id9" draw:id="id9" draw:layer="layout" svg:width="4.128cm" svg:height="0.952cm" svg:x="12.747cm" svg:y="2.905cm">
          <text:p text:style-name="P4">Input price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880.696554279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4" xml:id="id11" draw:id="id11" draw:layer="layout" svg:width="4.128cm" svg:height="0.952cm" svg:x="12.747cm" svg:y="6.08cm">
          <text:p text:style-name="P4">Input pay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880.696554279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4" xml:id="id10" draw:id="id10" draw:layer="layout" svg:width="4.128cm" svg:height="0.952cm" svg:x="12.747cm" svg:y="4.493cm">
          <text:p text:style-name="P4">Input member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880.696554279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12" draw:text-style-name="P1" xml:id="id24" draw:id="id24" draw:layer="layout" svg:width="3.492cm" svg:height="0.953cm" svg:x="8.937cm" svg:y="3.222cm">
          <text:p text:style-name="P4">isMember</text:p>
          <draw:enhanced-geometry svg:viewBox="0 0 21600 21600" draw:glue-points="10800 0 0 10800 10800 21600 21600 10800" draw:text-areas="1060 3180 20540 18420" draw:mirror-vertical="false" draw:mirror-horizontal="false" draw:type="flowchart-terminator" draw:enhanced-path="M 3470 21600 X 0 10800 3470 0 L 18130 0 X 21600 10800 18130 21600 Z N"/>
        </draw:custom-shape>
        <draw:custom-shape draw:style-name="gr29" draw:text-style-name="P3" draw:layer="layout" svg:width="1.27cm" svg:height="0.952cm" svg:x="9.89cm" svg:y="1.635cm">
          <text:p text:style-name="P1"><text:span text:style-name="T1">A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3" draw:text-style-name="P1" xml:id="id25" draw:id="id25" draw:layer="layout" svg:width="2.857cm" svg:height="0.635cm" svg:x="9.255cm" svg:y="4.809cm">
          <text:p text:style-name="P1">check = True</text:p>
          <draw:enhanced-geometry svg:viewBox="0 0 21600 21600" draw:type="rectangle" draw:enhanced-path="M 0 0 L 21600 0 21600 21600 0 21600 0 0 Z N"/>
        </draw:custom-shape>
        <draw:connector draw:style-name="gr34" draw:text-style-name="P2" draw:layer="layout" svg:x1="10.683cm" svg:y1="4.175cm" svg:x2="10.683cm" svg:y2="4.809cm" draw:start-shape="id24" draw:start-glue-point="6" draw:end-shape="id25" draw:end-glue-point="0" svg:d="M10683 4175v634" svg:viewBox="0 0 1 635">
          <text:p/>
        </draw:connector>
        <draw:custom-shape draw:style-name="gr35" draw:text-style-name="P1" xml:id="id26" draw:id="id26" draw:layer="layout" svg:width="2.223cm" svg:height="2.223cm" draw:transform="skewX (0.00767944870877505) translate (9.589cm 6.079cm)">
          <text:p text:style-name="P1">check == True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6" draw:text-style-name="P2" draw:layer="layout" svg:x1="10.683cm" svg:y1="5.444cm" svg:x2="10.702cm" svg:y2="6.079cm" draw:start-shape="id25" draw:start-glue-point="2" draw:end-shape="id26" draw:end-glue-point="4" svg:d="M10683 5444v317h19v318" svg:viewBox="0 0 20 636">
          <text:p/>
        </draw:connector>
        <draw:connector draw:style-name="gr37" draw:text-style-name="P2" draw:layer="layout" svg:x1="10.684cm" svg:y1="8.302cm" svg:x2="10.685cm" svg:y2="8.937cm" draw:start-shape="id26" draw:start-glue-point="6" draw:end-shape="id27" draw:end-glue-point="4" svg:d="M10684 8302v317h1v318" svg:viewBox="0 0 2 636">
          <text:p/>
        </draw:connector>
        <draw:custom-shape draw:style-name="gr35" draw:text-style-name="P1" draw:layer="layout" svg:width="2.223cm" svg:height="2.223cm" draw:transform="skewX (0.00767944870877505) translate (13.382cm 8.302cm)">
          <text:p text:style-name="P1">check == True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5" draw:text-style-name="P1" xml:id="id27" draw:id="id27" draw:layer="layout" svg:width="2.223cm" svg:height="2.223cm" draw:transform="skewX (0.00767944870877505) translate (9.572cm 8.937cm)">
          <text:p text:style-name="P1">member == “y”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38" draw:text-style-name="P2" draw:layer="layout" svg:x1="9.564cm" svg:y1="10.049cm" svg:x2="8.143cm" svg:y2="11.16cm" draw:start-shape="id27" draw:start-glue-point="5" draw:end-shape="id28" draw:end-glue-point="0" svg:d="M9564 10049h-1421v1111" svg:viewBox="0 0 1422 1112">
          <text:p/>
        </draw:connector>
        <draw:connector draw:style-name="gr39" draw:text-style-name="P2" draw:layer="layout" svg:x1="11.788cm" svg:y1="10.049cm" svg:x2="13.225cm" svg:y2="11.16cm" draw:start-shape="id27" draw:start-glue-point="7" draw:end-shape="id29" draw:end-glue-point="4" svg:d="M11788 10049h1437v1111" svg:viewBox="0 0 1438 1112">
          <text:p/>
        </draw:connector>
        <draw:custom-shape draw:style-name="gr35" draw:text-style-name="P1" xml:id="id29" draw:id="id29" draw:layer="layout" svg:width="2.223cm" svg:height="2.223cm" draw:transform="skewX (0.00767944870877505) translate (12.112cm 11.16cm)">
          <text:p text:style-name="P4">member == “n”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3" draw:text-style-name="P1" xml:id="id28" draw:id="id28" draw:layer="layout" svg:width="2.857cm" svg:height="0.635cm" svg:x="6.715cm" svg:y="11.16cm">
          <text:p text:style-name="P1">member = True</text:p>
          <draw:enhanced-geometry svg:viewBox="0 0 21600 21600" draw:type="rectangle" draw:enhanced-path="M 0 0 L 21600 0 21600 21600 0 21600 0 0 Z N"/>
        </draw:custom-shape>
        <draw:connector draw:style-name="gr40" draw:text-style-name="P2" draw:layer="layout" svg:x1="12.104cm" svg:y1="12.272cm" svg:x2="11.001cm" svg:y2="13.382cm" draw:start-shape="id29" draw:start-glue-point="5" draw:end-shape="id30" draw:end-glue-point="0" svg:d="M12104 12272h-1103v1110" svg:viewBox="0 0 1104 1111">
          <text:p/>
        </draw:connector>
        <draw:custom-shape draw:style-name="gr33" draw:text-style-name="P1" xml:id="id30" draw:id="id30" draw:layer="layout" svg:width="2.857cm" svg:height="0.635cm" svg:x="9.573cm" svg:y="13.382cm">
          <text:p text:style-name="P4">member = False</text:p>
          <draw:enhanced-geometry svg:viewBox="0 0 21600 21600" draw:type="rectangle" draw:enhanced-path="M 0 0 L 21600 0 21600 21600 0 21600 0 0 Z N"/>
        </draw:custom-shape>
        <draw:connector draw:style-name="gr41" draw:text-style-name="P2" draw:layer="layout" svg:x1="14.328cm" svg:y1="12.272cm" svg:x2="15.605cm" svg:y2="13.382cm" draw:start-shape="id29" draw:start-glue-point="7" draw:end-shape="id31" draw:end-glue-point="5" svg:d="M14328 12272h1277v1110" svg:viewBox="0 0 1278 1111">
          <text:p/>
        </draw:connector>
        <draw:custom-shape draw:style-name="gr42" draw:text-style-name="P1" xml:id="id31" draw:id="id31" draw:layer="layout" svg:width="3.175cm" svg:height="0.635cm" svg:x="14.017cm" svg:y="13.382cm">
          <text:p text:style-name="P1">Input member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3054.946208344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3" draw:text-style-name="P2" draw:layer="layout" draw:line-skew="0cm -2.999cm" svg:x1="15.38cm" svg:y1="14.017cm" svg:x2="9.581cm" svg:y2="7.191cm" draw:start-shape="id31" draw:start-glue-point="7" draw:end-shape="id26" draw:end-glue-point="5" svg:d="M15380 14017v501h-9300v-7327h3501" svg:viewBox="0 0 9301 7328">
          <text:p/>
        </draw:connector>
        <draw:connector draw:style-name="gr44" draw:text-style-name="P2" draw:layer="layout" draw:line-skew="5.522cm 3.333cm" svg:x1="11.805cm" svg:y1="7.191cm" svg:x2="10.683cm" svg:y2="15.922cm" draw:start-shape="id26" draw:start-glue-point="7" draw:end-shape="id32" draw:end-glue-point="0" svg:d="M11805 7191h6022v8254h-7144v477" svg:viewBox="0 0 7145 8732">
          <text:p/>
        </draw:connector>
        <draw:custom-shape draw:style-name="gr45" draw:text-style-name="P1" xml:id="id32" draw:id="id32" draw:layer="layout" svg:width="4.763cm" svg:height="1.27cm" svg:x="8.302cm" svg:y="15.922cm">
          <text:p text:style-name="P1">memberDiscoun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6" draw:text-style-name="P4" xml:id="id33" draw:id="id33" draw:layer="layout" svg:width="3.492cm" svg:height="0.953cm" svg:x="8.937cm" svg:y="17.827cm">
          <text:p text:style-name="P4">Exit</text:p>
          <draw:enhanced-geometry svg:viewBox="0 0 21600 21600" draw:glue-points="10800 0 0 10800 10800 21600 21600 10800" draw:text-areas="1060 3180 20540 18420" draw:mirror-vertical="false" draw:mirror-horizontal="false" draw:type="flowchart-terminator" draw:enhanced-path="M 3470 21600 X 0 10800 3470 0 L 18130 0 X 21600 10800 18130 21600 Z N"/>
        </draw:custom-shape>
        <draw:connector draw:style-name="gr47" draw:text-style-name="P2" draw:layer="layout" svg:x1="10.683cm" svg:y1="17.192cm" svg:x2="10.683cm" svg:y2="17.827cm" draw:start-shape="id32" draw:start-glue-point="2" draw:end-shape="id33" draw:end-glue-point="4" svg:d="M10683 17192v635" svg:viewBox="0 0 1 636">
          <text:p/>
        </draw:connector>
        <draw:custom-shape draw:style-name="gr29" draw:text-style-name="P3" draw:layer="layout" svg:width="1.27cm" svg:height="0.952cm" svg:x="9.572cm" svg:y="25.765cm">
          <text:p text:style-name="P1"><text:span text:style-name="T1">B</text:span></text:p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</draw:page>
      <draw:page draw:name="page3" draw:style-name="dp1" draw:master-page-name="Default">
        <draw:custom-shape draw:style-name="gr29" draw:text-style-name="P3" draw:layer="layout" svg:width="1.27cm" svg:height="0.952cm" svg:x="9.572cm" svg:y="1.318cm">
          <text:p text:style-name="P1"><text:span text:style-name="T1">B</text:span></text:p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48" draw:text-style-name="P4" xml:id="id34" draw:id="id34" draw:layer="layout" svg:width="3.492cm" svg:height="0.953cm" svg:x="8.435cm" svg:y="3.222cm">
          <text:p text:style-name="P4">memberDiscount</text:p>
          <draw:enhanced-geometry svg:viewBox="0 0 21600 21600" draw:glue-points="10800 0 0 10800 10800 21600 21600 10800" draw:text-areas="1060 3180 20540 18420" draw:mirror-vertical="false" draw:mirror-horizontal="false" draw:type="flowchart-terminator" draw:enhanced-path="M 3470 21600 X 0 10800 3470 0 L 18130 0 X 21600 10800 18130 21600 Z N"/>
        </draw:custom-shape>
        <draw:custom-shape draw:style-name="gr49" draw:text-style-name="P4" xml:id="id36" draw:id="id36" draw:layer="layout" svg:width="2.857cm" svg:height="0.635cm" svg:x="5.261cm" svg:y="7.032cm">
          <text:p text:style-name="P4">member = 0.0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35" draw:id="id35" draw:layer="layout" svg:width="2.858cm" svg:height="2.858cm" svg:x="8.752cm" svg:y="4.81cm">
          <text:p text:style-name="P1">member == True 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51" draw:text-style-name="P1" xml:id="id37" draw:id="id37" draw:layer="layout" svg:width="2.54cm" svg:height="2.54cm" svg:x="12.88cm" svg:y="7.032cm">
          <text:p text:style-name="P1">member == False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2" draw:text-style-name="P2" draw:layer="layout" svg:x1="10.181cm" svg:y1="4.175cm" svg:x2="10.181cm" svg:y2="4.81cm" draw:start-shape="id34" draw:start-glue-point="6" draw:end-shape="id35" draw:end-glue-point="4" svg:d="M10181 4175v635" svg:viewBox="0 0 1 636">
          <text:p/>
        </draw:connector>
        <draw:connector draw:style-name="gr53" draw:text-style-name="P2" draw:layer="layout" svg:x1="8.752cm" svg:y1="6.239cm" svg:x2="6.689cm" svg:y2="7.032cm" draw:start-shape="id35" draw:start-glue-point="5" draw:end-shape="id36" draw:end-glue-point="0" svg:d="M8752 6239h-2063v793" svg:viewBox="0 0 2064 794">
          <text:p/>
        </draw:connector>
        <draw:connector draw:style-name="gr54" draw:text-style-name="P2" draw:layer="layout" svg:x1="11.61cm" svg:y1="6.239cm" svg:x2="14.15cm" svg:y2="7.032cm" draw:start-shape="id35" draw:start-glue-point="7" draw:end-shape="id37" draw:end-glue-point="4" svg:d="M11610 6239h2540v793" svg:viewBox="0 0 2541 794">
          <text:p/>
        </draw:connector>
        <draw:custom-shape draw:style-name="gr55" draw:text-style-name="P4" xml:id="id38" draw:id="id38" draw:layer="layout" svg:width="2.857cm" svg:height="0.635cm" svg:x="10.341cm" svg:y="9.255cm">
          <text:p text:style-name="P4">member <text:s/>= 0.0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2" draw:layer="layout" svg:x1="12.88cm" svg:y1="8.302cm" svg:x2="11.769cm" svg:y2="9.255cm" draw:start-shape="id37" draw:start-glue-point="5" draw:end-shape="id38" draw:end-glue-point="0" svg:d="M12880 8302h-1111v953" svg:viewBox="0 0 1112 954">
          <text:p/>
        </draw:connector>
        <draw:custom-shape draw:style-name="gr57" draw:text-style-name="P4" xml:id="id39" draw:id="id39" draw:layer="layout" svg:width="3.492cm" svg:height="0.953cm" svg:x="8.436cm" svg:y="12.112cm">
          <text:p text:style-name="P4">Exit</text:p>
          <draw:enhanced-geometry svg:viewBox="0 0 21600 21600" draw:glue-points="10800 0 0 10800 10800 21600 21600 10800" draw:text-areas="1060 3180 20540 18420" draw:mirror-vertical="false" draw:mirror-horizontal="false" draw:type="flowchart-terminator" draw:enhanced-path="M 3470 21600 X 0 10800 3470 0 L 18130 0 X 21600 10800 18130 21600 Z N"/>
        </draw:custom-shape>
        <draw:connector draw:style-name="gr58" draw:text-style-name="P2" draw:layer="layout" draw:line-skew="0cm 0.635cm" svg:x1="15.42cm" svg:y1="8.302cm" svg:x2="10.182cm" svg:y2="12.112cm" draw:start-shape="id37" draw:start-glue-point="7" draw:end-shape="id39" draw:end-glue-point="4" svg:d="M15420 8302h502v3175h-5740v635" svg:viewBox="0 0 5741 3811">
          <text:p/>
        </draw:connector>
        <draw:connector draw:style-name="gr59" draw:text-style-name="P2" draw:layer="layout" draw:line-skew="1.588cm" svg:x1="6.689cm" svg:y1="7.667cm" svg:x2="10.182cm" svg:y2="12.112cm" draw:start-shape="id36" draw:start-glue-point="2" draw:end-shape="id39" draw:end-glue-point="4" svg:d="M6689 7667v3810h3493v635" svg:viewBox="0 0 3494 4446">
          <text:p/>
        </draw:connector>
        <draw:custom-shape draw:style-name="gr60" draw:text-style-name="P4" xml:id="id40" draw:id="id40" draw:layer="layout" svg:width="3.492cm" svg:height="0.953cm" svg:x="8.303cm" svg:y="13.7cm">
          <text:p text:style-name="P4">Calculate</text:p>
          <draw:enhanced-geometry svg:viewBox="0 0 21600 21600" draw:glue-points="10800 0 0 10800 10800 21600 21600 10800" draw:text-areas="1060 3180 20540 18420" draw:mirror-vertical="false" draw:mirror-horizontal="false" draw:type="flowchart-terminator" draw:enhanced-path="M 3470 21600 X 0 10800 3470 0 L 18130 0 X 21600 10800 18130 21600 Z N"/>
        </draw:custom-shape>
        <draw:custom-shape draw:style-name="gr61" draw:text-style-name="P1" xml:id="id41" draw:id="id41" draw:layer="layout" svg:width="6.032cm" svg:height="0.635cm" svg:x="7.033cm" svg:y="15.287cm">
          <text:p text:style-name="P1">price_discount = price * discount</text:p>
          <draw:enhanced-geometry svg:viewBox="0 0 21600 21600" draw:type="rectangle" draw:enhanced-path="M 0 0 L 21600 0 21600 21600 0 21600 0 0 Z N"/>
        </draw:custom-shape>
        <draw:connector draw:style-name="gr62" draw:text-style-name="P2" draw:layer="layout" svg:x1="10.049cm" svg:y1="14.653cm" svg:x2="10.049cm" svg:y2="15.287cm" draw:start-shape="id40" draw:start-glue-point="6" draw:end-shape="id41" draw:end-glue-point="0" svg:d="M10049 14653v634" svg:viewBox="0 0 1 635">
          <text:p/>
        </draw:connector>
        <draw:custom-shape draw:style-name="gr61" draw:text-style-name="P1" xml:id="id42" draw:id="id42" draw:layer="layout" svg:width="6.032cm" svg:height="0.635cm" svg:x="7.033cm" svg:y="16.557cm">
          <text:p text:style-name="P1">member_discount = price * member</text:p>
          <draw:enhanced-geometry svg:viewBox="0 0 21600 21600" draw:type="rectangle" draw:enhanced-path="M 0 0 L 21600 0 21600 21600 0 21600 0 0 Z N"/>
        </draw:custom-shape>
        <draw:connector draw:style-name="gr62" draw:text-style-name="P2" draw:layer="layout" svg:x1="10.049cm" svg:y1="15.922cm" svg:x2="10.049cm" svg:y2="16.557cm" draw:start-shape="id41" draw:start-glue-point="2" draw:end-shape="id42" draw:end-glue-point="0" svg:d="M10049 15922v635" svg:viewBox="0 0 1 636">
          <text:p/>
        </draw:connector>
        <draw:custom-shape draw:style-name="gr61" draw:text-style-name="P1" xml:id="id43" draw:id="id43" draw:layer="layout" svg:width="6.032cm" svg:height="0.635cm" svg:x="7.033cm" svg:y="17.827cm">
          <text:p text:style-name="P1">netPrice = price – price_discount - member_discount</text:p>
          <draw:enhanced-geometry svg:viewBox="0 0 21600 21600" draw:type="rectangle" draw:enhanced-path="M 0 0 L 21600 0 21600 21600 0 21600 0 0 Z N"/>
        </draw:custom-shape>
        <draw:connector draw:style-name="gr63" draw:text-style-name="P2" draw:layer="layout" svg:x1="10.049cm" svg:y1="17.192cm" svg:x2="10.049cm" svg:y2="17.827cm" draw:start-shape="id42" draw:start-glue-point="2" draw:end-shape="id43" draw:end-glue-point="0" svg:d="M10049 17192v635" svg:viewBox="0 0 1 636">
          <text:p/>
        </draw:connector>
        <draw:custom-shape draw:style-name="gr64" draw:text-style-name="P4" xml:id="id45" draw:id="id45" draw:layer="layout" svg:width="3.492cm" svg:height="0.953cm" svg:x="8.303cm" svg:y="20.367cm">
          <text:p text:style-name="P4">Exit</text:p>
          <draw:enhanced-geometry svg:viewBox="0 0 21600 21600" draw:glue-points="10800 0 0 10800 10800 21600 21600 10800" draw:text-areas="1060 3180 20540 18420" draw:mirror-vertical="false" draw:mirror-horizontal="false" draw:type="flowchart-terminator" draw:enhanced-path="M 3470 21600 X 0 10800 3470 0 L 18130 0 X 21600 10800 18130 21600 Z N"/>
        </draw:custom-shape>
        <draw:connector draw:style-name="gr65" draw:text-style-name="P2" draw:layer="layout" svg:x1="10.049cm" svg:y1="18.462cm" svg:x2="10.049cm" svg:y2="19.097cm" draw:start-shape="id43" draw:start-glue-point="2" draw:end-shape="id44" draw:end-glue-point="0" svg:d="M10049 18462v635" svg:viewBox="0 0 1 636">
          <text:p/>
        </draw:connector>
        <draw:custom-shape draw:style-name="gr61" draw:text-style-name="P1" xml:id="id44" draw:id="id44" draw:layer="layout" svg:width="6.032cm" svg:height="0.635cm" svg:x="7.033cm" svg:y="19.097cm">
          <text:p text:style-name="P1">change = pay - netPrice</text:p>
          <draw:enhanced-geometry svg:viewBox="0 0 21600 21600" draw:type="rectangle" draw:enhanced-path="M 0 0 L 21600 0 21600 21600 0 21600 0 0 Z N"/>
        </draw:custom-shape>
        <draw:connector draw:style-name="gr66" draw:text-style-name="P2" draw:layer="layout" svg:x1="10.049cm" svg:y1="19.732cm" svg:x2="10.049cm" svg:y2="20.367cm" draw:start-shape="id44" draw:start-glue-point="2" draw:end-shape="id45" draw:end-glue-point="4" svg:d="M10049 19732v635" svg:viewBox="0 0 1 636">
          <text:p/>
        </draw:connector>
        <draw:custom-shape draw:style-name="gr29" draw:text-style-name="P3" draw:layer="layout" svg:width="1.27cm" svg:height="0.952cm" svg:x="9.572cm" svg:y="25.765cm">
          <text:p text:style-name="P1"><text:span text:style-name="T1">C</text:span></text:p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</draw:page>
      <draw:page draw:name="page4" draw:style-name="dp1" draw:master-page-name="Default">
        <draw:custom-shape draw:style-name="gr67" draw:text-style-name="P4" xml:id="id46" draw:id="id46" draw:layer="layout" svg:width="3.492cm" svg:height="0.953cm" svg:x="8.303cm" svg:y="3.539cm">
          <text:p text:style-name="P4">Print</text:p>
          <draw:enhanced-geometry svg:viewBox="0 0 21600 21600" draw:glue-points="10800 0 0 10800 10800 21600 21600 10800" draw:text-areas="1060 3180 20540 18420" draw:mirror-vertical="false" draw:mirror-horizontal="false" draw:type="flowchart-terminator" draw:enhanced-path="M 3470 21600 X 0 10800 3470 0 L 18130 0 X 21600 10800 18130 21600 Z N"/>
        </draw:custom-shape>
        <draw:custom-shape draw:style-name="gr68" draw:text-style-name="P1" xml:id="id47" draw:id="id47" draw:layer="layout" svg:width="3.492cm" svg:height="0.953cm" svg:x="8.302cm" svg:y="5.127cm">
          <text:p text:style-name="P1">print price_discount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69" draw:text-style-name="P3" draw:layer="layout" svg:width="1.588cm" svg:height="0.952cm" svg:x="9.255cm" svg:y="1.317cm">
          <text:p text:style-name="P1"><text:span text:style-name="T1">C</text:span></text:p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custom-shape draw:style-name="gr68" draw:text-style-name="P1" xml:id="id48" draw:id="id48" draw:layer="layout" svg:width="3.492cm" svg:height="0.953cm" svg:x="8.302cm" svg:y="6.714cm">
          <text:p text:style-name="P1">print member_discount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68" draw:text-style-name="P1" xml:id="id49" draw:id="id49" draw:layer="layout" svg:width="3.492cm" svg:height="0.953cm" svg:x="8.302cm" svg:y="8.302cm">
          <text:p text:style-name="P1">print netPrice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68" draw:text-style-name="P1" xml:id="id50" draw:id="id50" draw:layer="layout" svg:width="3.492cm" svg:height="0.953cm" svg:x="8.303cm" svg:y="9.889cm">
          <text:p text:style-name="P1">print change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onnector draw:style-name="gr70" draw:text-style-name="P2" draw:layer="layout" svg:x1="10.049cm" svg:y1="4.492cm" svg:x2="10.048cm" svg:y2="5.127cm" draw:start-shape="id46" draw:start-glue-point="6" draw:end-shape="id47" draw:end-glue-point="4" svg:d="M10049 4492v317h-1v318" svg:viewBox="0 0 2 636">
          <text:p/>
        </draw:connector>
        <draw:connector draw:style-name="gr71" draw:text-style-name="P2" draw:layer="layout" svg:x1="10.048cm" svg:y1="6.08cm" svg:x2="10.048cm" svg:y2="6.714cm" draw:start-shape="id47" draw:start-glue-point="6" draw:end-shape="id48" draw:end-glue-point="4" svg:d="M10048 6080v634" svg:viewBox="0 0 1 635">
          <text:p/>
        </draw:connector>
        <draw:connector draw:style-name="gr72" draw:text-style-name="P2" draw:layer="layout" svg:x1="10.048cm" svg:y1="7.667cm" svg:x2="10.048cm" svg:y2="8.302cm" draw:start-shape="id48" draw:start-glue-point="6" draw:end-shape="id49" draw:end-glue-point="4" svg:d="M10048 7667v635" svg:viewBox="0 0 1 636">
          <text:p/>
        </draw:connector>
        <draw:connector draw:style-name="gr73" draw:text-style-name="P2" draw:layer="layout" svg:x1="10.048cm" svg:y1="9.255cm" svg:x2="10.049cm" svg:y2="9.889cm" draw:start-shape="id49" draw:start-glue-point="6" draw:end-shape="id50" draw:end-glue-point="4" svg:d="M10048 9255v317h1v317" svg:viewBox="0 0 2 635">
          <text:p/>
        </draw:connector>
        <draw:custom-shape draw:style-name="gr74" draw:text-style-name="P4" xml:id="id51" draw:id="id51" draw:layer="layout" svg:width="3.492cm" svg:height="0.953cm" svg:x="8.303cm" svg:y="11.477cm">
          <text:p text:style-name="P4">Exit</text:p>
          <draw:enhanced-geometry svg:viewBox="0 0 21600 21600" draw:glue-points="10800 0 0 10800 10800 21600 21600 10800" draw:text-areas="1060 3180 20540 18420" draw:mirror-vertical="false" draw:mirror-horizontal="false" draw:type="flowchart-terminator" draw:enhanced-path="M 3470 21600 X 0 10800 3470 0 L 18130 0 X 21600 10800 18130 21600 Z N"/>
        </draw:custom-shape>
        <draw:connector draw:style-name="gr70" draw:text-style-name="P2" draw:layer="layout" svg:x1="10.049cm" svg:y1="10.842cm" svg:x2="10.049cm" svg:y2="11.477cm" draw:start-shape="id50" draw:start-glue-point="6" draw:end-shape="id51" draw:end-glue-point="4" svg:d="M10049 10842v635" svg:viewBox="0 0 1 63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pitch="variable"/>
    <style:font-face style:name="Opun" svg:font-family="Opun" style:font-pitch="variable"/>
    <style:font-face style:name="Opun2" svg:font-family="Opu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un3" svg:font-family="Opun" style:font-family-generic="roman" style:font-pitch="variable"/>
    <style:font-face style:name="Opun1" svg:font-family="Opun" style:font-adornments="Regular" style:font-family-generic="roman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Opun5" svg:font-family="Opun" style:font-family-generic="system" style:font-pitch="variable"/>
    <style:font-face style:name="Opun4" svg:font-family="Opun" style:font-adornments="Regular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th" style:country-complex="TH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un2" fo:font-family="Opun" style:font-style-name="Regular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Opun2" style:font-family-complex="Opun" style:font-style-name-complex="Regular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1" draw:fill-hatch-name="Red_20_90_20_Degrees_20_Crossed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 draw:shadow-color="#000000"/>
      <style:text-properties style:font-name="Opun2" fo:font-family="Opun" style:font-style-name="Regular" style:font-pitch="variable" fo:font-size="7pt" style:font-name-complex="Opun2" style:font-family-complex="Opun" style:font-style-name-complex="Regular" style:font-pitch-complex="variable" style:font-size-complex="7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17T18:48:07.883000000</meta:creation-date>
    <dc:date>2020-09-18T02:11:53.063000000</dc:date>
    <meta:editing-duration>PT5H15M34S</meta:editing-duration>
    <meta:editing-cycles>107</meta:editing-cycles>
    <meta:generator>LibreOffice/7.0.1.2$Windows_X86_64 LibreOffice_project/7cbcfc562f6eb6708b5ff7d7397325de9e764452</meta:generator>
    <meta:document-statistic meta:object-count="108"/>
  </office:meta>
</office:document-meta>
</file>